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MixConfigBuilder.buildComponent( Descriptor descriptor , DeploymentContext context , JarFile modu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erviceMixConfigBuilder.getGBea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ConfigBuilder.unzip( DeploymentContext context , JarFile module , URI target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iceMixConfigBuilder.getAssociatedJbiServiceUnit( String compName , Artifact artifa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iceMixConfigBuilder.buildSharedLibrary( Descriptor descriptor , DeploymentContext context , JarFile modu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ServiceMixConfigBuilder.getDeploymentPlan( File planFile , JarFile module , ModuleIDBuilder idBuild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ServiceMixConfigBuilder.getComponentGBean( String compName , Artifact artifa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iceMixConfigBuilder.buildServiceAssembly( Descriptor descriptor , DeploymentContext context , JarFile modu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ServiceMixConfigBuilder.getComponen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MixConfigBuilder.ServiceMixConfigBuilder( Environment defaultEnvironment , AbstractNameQuery containerName , Collection repositories , Kernel ker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iceMixConfigBuilder.buildConfiguration( boolean inPlaceDeployment , Artifact configId , Object plan , JarFile jarFile , Collection configurationStores , ArtifactResolver artifactResolver , ConfigurationStore targetConfigurationStor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ServiceMixConfigBuilder.getConfigurationID( Object plan , JarFile module , ModuleIDBuilder idBuil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